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fo:font-style="italic" style:font-size-asian="13pt" style:font-style-asian="italic" style:font-size-complex="13pt" style:font-style-complex="italic"/>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fo:font-size="13pt" fo:font-weight="normal"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6</text:p>
      <text:p text:style-name="Standard"/>
      <text:p text:style-name="P2">De zesde les hebben we geoefend om consensus te bereiken. Dit is erg belangrijk om tot een goed besluit te komen. </text:p>
      <text:p text:style-name="P3">Het begrip consensus was voor mij nieuw, het betekend dat je over een onderwerp de zelfde mening deelt door compromissen te sluiten.</text:p>
      <text:p text:style-name="P2"/>
      <text:p text:style-name="P2">We moesten een verhaal lezen over een aantal mensen die getroffen waren door schipbreuk. In dit verhaal waren er personages die misbruik maakten van de situatie, en heel veel vroegen van een ander. </text:p>
      <text:p text:style-name="P2"/>
      <text:p text:style-name="P2">Een dame wou weer naar haar grote liefde toe maar moest een manier vinden om bij het andere eiland te komen. De persoon die haar kon helpen wou wel helpen, maar alleen als zij met hem naar bed zou gaan. Dat heeft ze gedaan en haar grote liefde reageerde heel boos toen hij dat hoorde.</text:p>
      <text:p text:style-name="P2"/>
      <text:p text:style-name="P2">Toen we het verhaal uit was moesten we een range-ring maken van de mensen die we het meest/minst sympathiek vonden. Daarna werden we in groepjes opgesplitst en moesten we samen gaan discussiëren en uiteindelijk proberen om consensus te bereiken. </text:p>
      <text:p text:style-name="P2"/>
      <text:p text:style-name="P2">Het was best moeilijk aangezien iedereen andere normen en waarden heeft en vindt daardoor de slechte daden van een bepaald personage erger als de slechte daden van een ander personage. </text:p>
      <text:p text:style-name="P2"/>
      <text:p text:style-name="P2">Aangezien we op en duur nog maar een minuut hadden, hebben we het met een punten systeem aangepakt. Voor elke plaats in iedereens ranglijst kregen de personages punten. Op basis van de gemiddelde punten hebben we een nieuwe ranglijst samengesteld. Dus hebben we uiteindelijk consensus bereikt.</text:p>
      <text:p text:style-name="P2"/>
      <text:p text:style-name="P4">Reflectie:</text:p>
      <text:p text:style-name="P5"/>
      <text:p text:style-name="P5">Hier heb ik van geleerd dat je nog steeds het beste wiskunde kunt gebruiken om tot een besluit te komen. Zo gebeurt het in de democratie met stemmen al jaren.</text:p>
      <text:p text:style-name="P5"/>
      <text:p text:style-name="P5">Ook ben ik er achter gekomen dat consensus bereiken nog niet zo makkelijk is. De marinier om het vooral niet te doen is je mening proberen door te drukken. Door de verschillende persoonlijkheden in een groep merk je wel dat sommige personen dat wel doen en dat kan erg irriterend wer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21:50.89</meta:creation-date>
    <dc:date>2014-10-31T18:23:37.77</dc:date>
    <meta:editing-duration>PT1M38S</meta:editing-duration>
    <meta:editing-cycles>2</meta:editing-cycles>
    <meta:generator>OpenOffice/4.1.1$Win32 OpenOffice.org_project/411m6$Build-9775</meta:generator>
    <meta:document-statistic meta:table-count="0" meta:image-count="0" meta:object-count="0" meta:page-count="1" meta:paragraph-count="11" meta:word-count="330" meta:character-count="1912"/>
  </office:meta>
</office:document-meta>
</file>